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nb" fo:country="NO" style:font-size-asian="10.5pt"/>
    </style:style>
    <style:style style:name="P2" style:family="paragraph" style:parent-style-name="Standard">
      <style:text-properties fo:language="nb" fo:country="NO" officeooo:rsid="000eb935" officeooo:paragraph-rsid="000eb935" style:font-size-asian="10.5pt"/>
    </style:style>
    <style:style style:name="P3" style:family="paragraph" style:parent-style-name="Standard">
      <style:text-properties fo:language="nb" fo:country="NO" officeooo:rsid="00103ce7" officeooo:paragraph-rsid="00103ce7" style:font-size-asian="10.5pt"/>
    </style:style>
    <style:style style:name="P4" style:family="paragraph" style:parent-style-name="Standard">
      <style:text-properties fo:language="nb" fo:country="NO" officeooo:rsid="00120146" officeooo:paragraph-rsid="00120146" style:font-size-asian="10.5pt"/>
    </style:style>
    <style:style style:name="P5" style:family="paragraph" style:parent-style-name="Standard">
      <style:text-properties fo:language="nb" fo:country="NO" officeooo:rsid="001f792b" officeooo:paragraph-rsid="001f792b" style:font-size-asian="10.5pt"/>
    </style:style>
    <style:style style:name="P6" style:family="paragraph" style:parent-style-name="Standard">
      <style:text-properties fo:language="nb" fo:country="NO" officeooo:rsid="003d842c" officeooo:paragraph-rsid="003d842c" style:font-size-asian="10.5pt"/>
    </style:style>
    <style:style style:name="P7" style:family="paragraph" style:parent-style-name="Standard">
      <style:text-properties fo:language="nb" fo:country="NO" officeooo:rsid="00103ce7" officeooo:paragraph-rsid="00103ce7"/>
    </style:style>
    <style:style style:name="P8" style:family="paragraph" style:parent-style-name="Standard">
      <style:text-properties fo:language="nb" fo:country="NO" officeooo:rsid="00138347" officeooo:paragraph-rsid="00138347"/>
    </style:style>
    <style:style style:name="P9" style:family="paragraph" style:parent-style-name="Standard">
      <style:text-properties fo:language="nb" fo:country="NO" officeooo:rsid="00168a26" officeooo:paragraph-rsid="00168a26"/>
    </style:style>
    <style:style style:name="P10" style:family="paragraph" style:parent-style-name="Standard">
      <style:text-properties fo:language="nb" fo:country="NO" officeooo:rsid="00168a26" officeooo:paragraph-rsid="00138347"/>
    </style:style>
    <style:style style:name="P11" style:family="paragraph" style:parent-style-name="Standard">
      <style:text-properties fo:language="nb" fo:country="NO" officeooo:rsid="00143402" officeooo:paragraph-rsid="00143402"/>
    </style:style>
    <style:style style:name="P12" style:family="paragraph" style:parent-style-name="Standard">
      <style:text-properties fo:language="nb" fo:country="NO" officeooo:rsid="00183a2a" officeooo:paragraph-rsid="00183a2a"/>
    </style:style>
    <style:style style:name="P13" style:family="paragraph" style:parent-style-name="Standard">
      <style:text-properties fo:language="nb" fo:country="NO" officeooo:rsid="00183a2a" officeooo:paragraph-rsid="00190101"/>
    </style:style>
    <style:style style:name="P14" style:family="paragraph" style:parent-style-name="Standard">
      <style:text-properties fo:language="nb" fo:country="NO" officeooo:rsid="001af11f" officeooo:paragraph-rsid="001af11f"/>
    </style:style>
    <style:style style:name="P15" style:family="paragraph" style:parent-style-name="Standard">
      <style:text-properties fo:language="nb" fo:country="NO" officeooo:rsid="001f792b" officeooo:paragraph-rsid="001f792b"/>
    </style:style>
    <style:style style:name="P16" style:family="paragraph" style:parent-style-name="Standard">
      <style:text-properties fo:language="nb" fo:country="NO" fo:font-weight="bold" officeooo:rsid="00138347" officeooo:paragraph-rsid="00138347" style:font-weight-asian="bold" style:font-weight-complex="bold"/>
    </style:style>
    <style:style style:name="P17" style:family="paragraph" style:parent-style-name="Standard">
      <style:paragraph-properties fo:text-align="center" style:justify-single-word="false"/>
      <style:text-properties fo:language="nb" fo:country="NO" fo:font-weight="bold" officeooo:rsid="00138347" officeooo:paragraph-rsid="00138347" style:font-weight-asian="bold" style:font-weight-complex="bold"/>
    </style:style>
    <style:style style:name="P18" style:family="paragraph" style:parent-style-name="Standard">
      <style:paragraph-properties fo:text-align="start" style:justify-single-word="false"/>
      <style:text-properties fo:language="nb" fo:country="NO" fo:font-weight="bold" officeooo:rsid="00138347" officeooo:paragraph-rsid="00138347" style:font-weight-asian="bold" style:font-weight-complex="bold"/>
    </style:style>
    <style:style style:name="P19" style:family="paragraph" style:parent-style-name="Standard">
      <style:text-properties fo:language="nb" fo:country="NO" fo:font-weight="bold" officeooo:rsid="00103ce7" officeooo:paragraph-rsid="00103ce7" style:font-weight-asian="bold" style:font-weight-complex="bold"/>
    </style:style>
    <style:style style:name="P20" style:family="paragraph" style:parent-style-name="Standard">
      <style:paragraph-properties fo:text-align="center" style:justify-single-word="false"/>
      <style:text-properties fo:language="nb" fo:country="NO" fo:font-weight="bold" officeooo:rsid="00143402" officeooo:paragraph-rsid="00143402" style:font-weight-asian="bold" style:font-weight-complex="bold"/>
    </style:style>
    <style:style style:name="P21" style:family="paragraph" style:parent-style-name="Standard">
      <style:text-properties fo:language="nb" fo:country="NO" fo:font-weight="bold" officeooo:rsid="00103ce7" officeooo:paragraph-rsid="00103ce7" style:font-size-asian="10.5pt" style:font-weight-asian="bold" style:font-weight-complex="bold"/>
    </style:style>
    <style:style style:name="P22" style:family="paragraph" style:parent-style-name="Standard">
      <style:paragraph-properties fo:text-align="center" style:justify-single-word="false"/>
      <style:text-properties fo:language="nb" fo:country="NO" fo:font-weight="bold" officeooo:rsid="000eb935" officeooo:paragraph-rsid="000eb935" style:font-size-asian="10.5pt" style:font-weight-asian="bold" style:font-weight-complex="bold"/>
    </style:style>
    <style:style style:name="P23" style:family="paragraph" style:parent-style-name="Standard">
      <style:text-properties fo:language="nb" fo:country="NO" officeooo:rsid="0028ef44" officeooo:paragraph-rsid="00143402"/>
    </style:style>
    <style:style style:name="P24" style:family="paragraph" style:parent-style-name="Standard">
      <style:text-properties fo:language="nb" fo:country="NO" officeooo:rsid="0028ef44" officeooo:paragraph-rsid="0028ef44"/>
    </style:style>
    <style:style style:name="P25" style:family="paragraph" style:parent-style-name="Standard">
      <style:text-properties fo:language="nb" fo:country="NO" officeooo:rsid="00303516" officeooo:paragraph-rsid="00303516"/>
    </style:style>
    <style:style style:name="P26" style:family="paragraph" style:parent-style-name="Standard">
      <style:text-properties fo:language="nb" fo:country="NO" officeooo:rsid="00319a14" officeooo:paragraph-rsid="00319a14"/>
    </style:style>
    <style:style style:name="P27" style:family="paragraph" style:parent-style-name="Standard">
      <style:text-properties fo:language="nb" fo:country="NO" officeooo:rsid="00319a14" officeooo:paragraph-rsid="0037aad7"/>
    </style:style>
    <style:style style:name="P28" style:family="paragraph" style:parent-style-name="Standard">
      <style:text-properties fo:language="nb" fo:country="NO" officeooo:rsid="003336d5" officeooo:paragraph-rsid="003336d5"/>
    </style:style>
    <style:style style:name="P29" style:family="paragraph" style:parent-style-name="Standard">
      <style:text-properties fo:language="nb" fo:country="NO" officeooo:rsid="00333d93" officeooo:paragraph-rsid="00333d93"/>
    </style:style>
    <style:style style:name="P30" style:family="paragraph" style:parent-style-name="Standard">
      <style:text-properties fo:language="nb" fo:country="NO" officeooo:rsid="00349ceb" officeooo:paragraph-rsid="00349ceb"/>
    </style:style>
    <style:style style:name="P31" style:family="paragraph" style:parent-style-name="Standard">
      <style:text-properties fo:language="nb" fo:country="NO" officeooo:rsid="0037aad7" officeooo:paragraph-rsid="0037aad7"/>
    </style:style>
    <style:style style:name="P32" style:family="paragraph" style:parent-style-name="Standard">
      <style:text-properties fo:language="nb" fo:country="NO" officeooo:rsid="003ab1cb" officeooo:paragraph-rsid="003ab1cb"/>
    </style:style>
    <style:style style:name="P33" style:family="paragraph" style:parent-style-name="Standard">
      <style:text-properties fo:language="nb" fo:country="NO" officeooo:rsid="003ab8b3" officeooo:paragraph-rsid="003ab8b3"/>
    </style:style>
    <style:style style:name="P34" style:family="paragraph" style:parent-style-name="Header">
      <style:text-properties style:font-name="Calibri" officeooo:rsid="000daa33" officeooo:paragraph-rsid="000daa33"/>
    </style:style>
    <style:style style:name="T1" style:family="text">
      <style:text-properties officeooo:rsid="00168a26"/>
    </style:style>
    <style:style style:name="T2" style:family="text">
      <style:text-properties fo:font-style="italic" style:font-style-asian="italic" style:font-style-complex="italic"/>
    </style:style>
    <style:style style:name="T3" style:family="text">
      <style:text-properties fo:font-style="italic" officeooo:rsid="00233538" style:font-style-asian="italic" style:font-style-complex="italic"/>
    </style:style>
    <style:style style:name="T4" style:family="text">
      <style:text-properties officeooo:rsid="00190101"/>
    </style:style>
    <style:style style:name="T5" style:family="text">
      <style:text-properties fo:font-weight="bold" style:font-weight-asian="bold" style:font-weight-complex="bold"/>
    </style:style>
    <style:style style:name="T6" style:family="text">
      <style:text-properties fo:font-weight="bold" officeooo:rsid="00218aff" style:font-weight-asian="bold" style:font-weight-complex="bold"/>
    </style:style>
    <style:style style:name="T7" style:family="text">
      <style:text-properties fo:font-weight="bold" officeooo:rsid="002a8d1e" style:font-weight-asian="bold" style:font-weight-complex="bold"/>
    </style:style>
    <style:style style:name="T8" style:family="text">
      <style:text-properties officeooo:rsid="001f9aa0"/>
    </style:style>
    <style:style style:name="T9" style:family="text">
      <style:text-properties officeooo:rsid="00233538"/>
    </style:style>
    <style:style style:name="T10" style:family="text">
      <style:text-properties fo:font-style="normal" officeooo:rsid="00233538" style:font-style-asian="normal" style:font-style-complex="normal"/>
    </style:style>
    <style:style style:name="T11" style:family="text">
      <style:text-properties officeooo:rsid="002a8d1e"/>
    </style:style>
    <style:style style:name="T12" style:family="text">
      <style:text-properties officeooo:rsid="002b72b7"/>
    </style:style>
    <style:style style:name="T13" style:family="text">
      <style:text-properties officeooo:rsid="002f9a13"/>
    </style:style>
    <style:style style:name="T14" style:family="text">
      <style:text-properties officeooo:rsid="00319a14"/>
    </style:style>
    <style:style style:name="T15" style:family="text">
      <style:text-properties officeooo:rsid="00333d93"/>
    </style:style>
    <style:style style:name="T16" style:family="text">
      <style:text-properties officeooo:rsid="00349ceb"/>
    </style:style>
    <style:style style:name="T17" style:family="text">
      <style:text-properties officeooo:rsid="0037aad7"/>
    </style:style>
    <style:style style:name="T18" style:family="text">
      <style:text-properties officeooo:rsid="0039780c"/>
    </style:style>
    <style:style style:name="T19" style:family="text">
      <style:text-properties officeooo:rsid="003ab1cb"/>
    </style:style>
    <style:style style:name="T20" style:family="text">
      <style:text-properties officeooo:rsid="003d842c"/>
    </style:style>
    <style:style style:name="T21" style:family="text">
      <style:text-properties officeooo:rsid="003e4107"/>
    </style:style>
    <style:style style:name="T22" style:family="text">
      <style:text-properties officeooo:rsid="004026f8"/>
    </style:style>
    <style:style style:name="T23" style:family="text">
      <style:text-properties officeooo:rsid="00407179"/>
    </style:style>
    <style:style style:name="T24" style:family="text">
      <style:text-properties officeooo:rsid="00426b6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2"><text:span text:style-name="T13">Opggave </text:span>1</text:p>
      <text:p text:style-name="P2"/>
      <text:p text:style-name="P21">Input Phase</text:p>
      <text:p text:style-name="P3"/>
      <text:p text:style-name="P4">I input fasen, lager Soar Processing Cycle elementer i working memory som reflekterer endringer i input.</text:p>
      <text:p text:style-name="P3"/>
      <text:p text:style-name="P21">Operator Selection</text:p>
      <text:p text:style-name="P3"/>
      <text:p text:style-name="P5">I denne fasen vurderes tilstanden for å finne riktig operator som kan påføres i denne situasjonen. <text:span text:style-name="T20">Denne fasen består av to stadier.</text:span></text:p>
      <text:p text:style-name="P5"/>
      <text:p text:style-name="P6">Elaboration: I dette stadiet søker vi igjennom episodisk minne for å finne noe som matcher, eller man kan bruke semantiske regler for å modifisere minnet slik at det matcher.</text:p>
      <text:p text:style-name="P6">Decision: I dette stadiet velger vi en løsning.</text:p>
      <text:p text:style-name="P19"/>
      <text:p text:style-name="P19">Operator Application</text:p>
      <text:p text:style-name="P7"/>
      <text:p text:style-name="P15">I denne fasen påføres operatoren som ble valgt i forrige fase for å komme videre i problemrommet, i denne fasen skal man lage varige regler basert på utfallet av påførte regler slik at man kan lagre disse til senere. <text:span text:style-name="T21">Denne fasen endrer altså state i systemet slik at man kan gjøre flere iterasjoner.</text:span></text:p>
      <text:p text:style-name="P7"/>
      <text:p text:style-name="P17"><text:span text:style-name="T13">Opggave </text:span>2</text:p>
      <text:p text:style-name="P8"/>
      <text:p text:style-name="P8">a)</text:p>
      <text:p text:style-name="P16">I-support: <text:span text:style-name="T1">Instantiation Support</text:span></text:p>
      <text:p text:style-name="P8"/>
      <text:p text:style-name="P9">Working memory elementer som kun eksisterer så lenge som regelen som matchet de eksisterer. <text:span text:style-name="T12">Hvis regelen ikke lenger matcher, vil disse elementene bli fjernet fra minnet.</text:span></text:p>
      <text:p text:style-name="P8"/>
      <text:p text:style-name="P16"><text:span text:style-name="T22">O</text:span>-support: <text:span text:style-name="T1">Operator Support</text:span></text:p>
      <text:p text:style-name="P8"/>
      <text:p text:style-name="P9">Working memory elementer som blir skapt som del av en operator, disse elementene blir kun fjernet hvis de blir frakoblet fra resten av state, eller hvis en annen regel fjerner de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b)</text:p>
      <text:p text:style-name="P18"><text:span text:style-name="T8">I</text:span>mpasse</text:p>
      <text:p text:style-name="P12">En <text:span text:style-name="T2">impasse</text:span> er en situasjon der det ikke er mulig å velge en riktig handling, fordi det er flere motsiende handlinger eller flere handlinger som man kan velge <text:span text:style-name="T4">(conflict)</text:span>, <text:span text:style-name="T4">eller flere handlinger som er akseptable (tie).</text:span></text:p>
      <text:p text:style-name="P12"/>
      <text:p text:style-name="P13">Når dette skjer vil Soar lage en sub-state for å finne løsningen på problemet. Denne sub-staten <text:span text:style-name="T4">representerer informasjonen som er relevant for for å løse impassen, men nå er målet å velge mellom operatorer. Soar kan søke igjennom episodisk minne for å finne et annet problem som er likt dette, og kan bruke dette for å velge riktig operator hvis man finner et minne som matcher. Hvis ikke kan Soar modifiserer informasjonen for å finne noe i semantisk minne som matcher.</text:span></text:p>
      <text:p text:style-name="P13"/>
      <text:p text:style-name="P13">Når den har funnet en løsning som passer, vil Soar lage en ny regel den kan bruke neste gang den møter på det samme problemet, og har dermed lært hvordan man skal håndtere akkurat denne impassen.</text:p>
      <text:p text:style-name="P10"/>
      <text:p text:style-name="P8"/>
      <text:p text:style-name="P8"/>
      <text:p text:style-name="P8"/>
      <text:p text:style-name="P8"/>
      <text:p text:style-name="P17"><text:span text:style-name="T13">Oppgave </text:span>3</text:p>
      <text:p text:style-name="P8"/>
      <text:p text:style-name="P11">a)</text:p>
      <text:p text:style-name="P11"><text:span text:style-name="T7">I</text:span><text:span text:style-name="T5">dentifikatorer</text:span></text:p>
      <text:p text:style-name="P14">Identifikatorer er nodene i treet, <text:span text:style-name="T9">altså</text:span> S1, L1, R1, D1, og DR1.</text:p>
      <text:p text:style-name="P11"><text:span text:style-name="T6">A</text:span><text:span text:style-name="T5">ttributter</text:span></text:p>
      <text:p text:style-name="P14">Attributtene i dette treet er navnene på kantene, som er medlemmer av identifikatorene, slik som <text:span text:style-name="T2">boat</text:span>, <text:span text:style-name="T2">wolf</text:span>, <text:span text:style-name="T2">goat</text:span>, og <text:span text:style-name="T2">cabbage</text:span> er attributter i L1. <text:span text:style-name="T9">Eller </text:span><text:span text:style-name="T3">name </text:span><text:span text:style-name="T10">og </text:span><text:span text:style-name="T3">desired</text:span><text:span text:style-name="T10"> er attributter i S1</text:span></text:p>
      <text:p text:style-name="P11"><text:span text:style-name="T6">V</text:span><text:span text:style-name="T5">erdier</text:span></text:p>
      <text:p text:style-name="P14">I denne modellen er løv-nodene i treet eksempler på verdier, for eksempel 1 og 0. <text:span text:style-name="T11">Dette er verdiene til de tilhørende attributtene.</text:span></text:p>
      <text:p text:style-name="P14"/>
      <text:p text:style-name="P11">b)</text:p>
      <text:p text:style-name="P11">DR1:</text:p>
      <text:p text:style-name="P11"/>
      <text:p text:style-name="P24">D1 er den første delen av S1 sin attributt <text:span text:style-name="T2">desired</text:span>, der D1 har DR1 som attributten <text:span text:style-name="T2">right-bank</text:span>. I dette tilfellet beskriver D1 og DR1 <text:span text:style-name="T2">desired</text:span> tilstanden til S1, altså måltilstanden. <text:s/>DR1 er i dette tilfellet en identifikator som er en attributt i D1 som er en <text:span text:style-name="T2">desired</text:span> attributt i S1, DR1 har attributtene boat, wolf, goat, og cabbage, som alle skal ha verdi lik 1 for at tilstanden skal være oppfylt. <text:span text:style-name="T22">Typen til Dr1 er altså identifikator. </text:span></text:p>
      <text:p text:style-name="P11"/>
      <text:p text:style-name="P11"/>
      <text:p text:style-name="P11"/>
      <text:p text:style-name="P11"/>
      <text:p text:style-name="P11"/>
      <text:p text:style-name="P11"/>
      <text:p text:style-name="P11"/>
      <text:p text:style-name="P11"/>
      <text:p text:style-name="P11"/>
      <text:p text:style-name="P11"/>
      <text:p text:style-name="P20"><text:soft-page-break/><text:span text:style-name="T23">Oppgave </text:span>4</text:p>
      <text:p text:style-name="P11"/>
      <text:p text:style-name="P11">1)</text:p>
      <text:p text:style-name="P11"/>
      <text:p text:style-name="P25">I denne kodesnutten <text:span text:style-name="T24">foreslåes</text:span> en ny operator med navn move-boat, som er en akseptabel eller indifferent operator.</text:p>
      <text:p text:style-name="P25"/>
      <text:p text:style-name="P27">Først sjekker man om identifieren har attributten ^name som skal være wcg.</text:p>
      <text:p text:style-name="P31">Så lager man attributten bank, og gir denne attributtene right-bank og left-bank. Så sjekker man om denne attributten <text:span text:style-name="T14">har attributtene wolf, goat, og cabbage, som skal være over 0, altså 1 i dette tilfellet.</text:span></text:p>
      <text:p text:style-name="P31"/>
      <text:p text:style-name="P26">Hvis disse matcher, blir koden under avfyrt. Denne delen av koden setter cargo <text:span text:style-name="T17">type </text:span>til 1, <text:span text:style-name="T18">og assigner attributtene name, bank, og cargo</text:span>.</text:p>
      <text:p text:style-name="P26"/>
      <text:p text:style-name="P28">Denne kodesnutten er en <text:span text:style-name="T2">operator proposal</text:span>. <text:span text:style-name="T24">Siden den foreslår en operator.</text:span></text:p>
      <text:p text:style-name="P28"/>
      <text:p text:style-name="P11">2)</text:p>
      <text:p text:style-name="P11"/>
      <text:p text:style-name="P28">Denne koden sjekker først om state har navnet wcg og en o<text:span text:style-name="T19">p</text:span>erator.</text:p>
      <text:p text:style-name="P28">Så sjekkes det om denne operatoren har navnet move-boat, altså den som ble definert over. Og om den har bank, og cargo. Det sjekkes også om at attributten cargo <text:span text:style-name="T24">er</text:span> tom (empty 1).</text:p>
      <text:p text:style-name="P23"/>
      <text:p text:style-name="P28">Hvis dette matcher vil det under avfyres.</text:p>
      <text:p text:style-name="P28"/>
      <text:p text:style-name="P28">Her vil operatoren skrive ut «<text:span text:style-name="T15">record: alone</text:span>» <text:span text:style-name="T15">og så lager den en ny state (last-operator) som har informasjon om forrige state.</text:span></text:p>
      <text:p text:style-name="P28"/>
      <text:p text:style-name="P32">Denne koden sjekker om cargo er empty, altså om man kan plukke opp noe i båten. <text:span text:style-name="T24">Hvis den er tom så skriver den ut noe.</text:span></text:p>
      <text:p text:style-name="P28"/>
      <text:p text:style-name="P29">Dette er en <text:span text:style-name="T2">state elaboration</text:span>. Altså at den <text:span text:style-name="T16">utdyper om en state.</text:span></text:p>
      <text:p text:style-name="P11"/>
      <text:p text:style-name="P11">3)</text:p>
      <text:p text:style-name="P11"/>
      <text:p text:style-name="P30">Først sjekker man om state har navnet wcg, at operatoren er akseptabel, og om den har en failure attributt, altså sjekker den om en state har feilet.</text:p>
      <text:p text:style-name="P30"/>
      <text:p text:style-name="P30">Hvis dette matcher, vil man skrive ut en tom linje og noen attributter.</text:p>
      <text:p text:style-name="P30"/>
      <text:p text:style-name="P33">Denne sjekker altså om noe har feilet, som man kan bruke til å gå tilbake i programmet å prøve på nytt.</text:p>
      <text:p text:style-name="P30"/>
      <text:p text:style-name="P30">Dette er en såkalt <text:span text:style-name="T2">operator evaluation</text:span>, altså at den evaluerer tilstanden i programm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Calibri" officeooo:rsid="000daa33" officeooo:paragraph-rsid="000daa33"/>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DT4137<text:tab/><text:tab/>Olav Reppe Husby</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13:04:32.221649545</meta:creation-date>
    <dc:date>2018-09-27T15:49:54.335589615</dc:date>
    <meta:editing-duration>PT2H42M7S</meta:editing-duration>
    <meta:editing-cycles>29</meta:editing-cycles>
    <meta:generator>LibreOffice/5.1.6.2$Linux_X86_64 LibreOffice_project/10m0$Build-2</meta:generator>
    <meta:document-statistic meta:table-count="0" meta:image-count="0" meta:object-count="0" meta:page-count="3" meta:paragraph-count="51" meta:word-count="798" meta:character-count="4644" meta:non-whitespace-character-count="3894"/>
  </office:meta>
</office:document-meta>
</file>